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style:font-name="Linux Libertine Display O" fo:font-size="10pt" officeooo:rsid="00160dbd" officeooo:paragraph-rsid="00107dc5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Linux Libertine Display O" fo:font-size="10pt" officeooo:paragraph-rsid="00107dc5" style:font-size-asian="10pt" style:font-size-complex="10pt"/>
    </style:style>
    <style:style style:name="P3" style:family="paragraph" style:parent-style-name="Standard">
      <style:text-properties style:font-name="Linux Libertine Display O" officeooo:rsid="000b3255" officeooo:paragraph-rsid="000b3255"/>
    </style:style>
    <style:style style:name="P4" style:family="paragraph" style:parent-style-name="Standard">
      <style:text-properties style:font-name="Linux Libertine Display O" officeooo:rsid="000d3dda" officeooo:paragraph-rsid="000d3dda"/>
    </style:style>
    <style:style style:name="P5" style:family="paragraph" style:parent-style-name="Standard">
      <style:text-properties style:font-name="Linux Libertine Display O" fo:font-weight="bold" officeooo:rsid="000b3255" officeooo:paragraph-rsid="000b325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nux Libertine Display O" fo:font-weight="bold" officeooo:rsid="000b3255" officeooo:paragraph-rsid="000b3255" style:font-weight-asian="bold" style:font-weight-complex="bold"/>
    </style:style>
    <style:style style:name="P7" style:family="paragraph" style:parent-style-name="Standard">
      <style:text-properties style:font-name="Linux Libertine Display O" fo:font-size="18pt" fo:font-weight="bold" officeooo:rsid="00102690" officeooo:paragraph-rsid="00102690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Linux Libertine Display O" officeooo:rsid="00102690" officeooo:paragraph-rsid="00102690"/>
    </style:style>
    <style:style style:name="P9" style:family="paragraph" style:parent-style-name="Standard">
      <style:text-properties style:font-name="Linux Libertine Display O" officeooo:rsid="000b3255" officeooo:paragraph-rsid="000b3255"/>
    </style:style>
    <style:style style:name="P10" style:family="paragraph" style:parent-style-name="Standard">
      <style:text-properties style:font-name="Linux Libertine Display O" officeooo:rsid="000b3255" officeooo:paragraph-rsid="001206fd"/>
    </style:style>
    <style:style style:name="T1" style:family="text">
      <style:text-properties officeooo:rsid="00107dc5"/>
    </style:style>
    <style:style style:name="T2" style:family="text">
      <style:text-properties officeooo:rsid="00160dbd"/>
    </style:style>
    <style:style style:name="T3" style:family="text">
      <style:text-properties officeooo:rsid="00120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eitragsordnung</text:p>
      <text:p text:style-name="P8"/>
      <text:p text:style-name="P5">§1 Höhe der Beiträge</text:p>
      <text:p text:style-name="P4"/>
      <text:p text:style-name="P3">(1) Der Mitgliedsbeitrag beträgt 30 Euro pro Monat / entsprechend 360 Euro pro Jahr. </text:p>
      <text:p text:style-name="P3">(2) Der Mitgliedsbeitrag für Personen unter 18 Jahren, bzw. für Personen mit geringfügigem Einkommen, beträgt 10 Euro pro Monat / entsprechend 120 Euro pro Jahr. </text:p>
      <text:p text:style-name="P3">(3) In begründeten Härtefällen können individuelle Absprachen mit dem Vorstand diskret besprochen werden.</text:p>
      <text:p text:style-name="P10"><text:span text:style-name="T3">(4) Privatpersonen zahlen als Fördermitglieder einen Beitrag von 5 Euro pro Monat, für fördernde Unternehmen beträgt dieser Beitrag 50 Euro pro Monat.</text:span></text:p>
      <text:p text:style-name="P3"/>
      <text:p text:style-name="P6">§2 Fälligkeit</text:p>
      <text:p text:style-name="P3"/>
      <text:p text:style-name="P3">(1) Der Mitgliedsbeitrag wird jeweils zum 1. des Monats bzw. mit der Annahme des Aufnahmeantrags fällig. </text:p>
      <text:p text:style-name="P3"/>
      <text:p text:style-name="P5">§3 Zahlungsweise</text:p>
      <text:p text:style-name="P3"/>
      <text:p text:style-name="P3">(1) Die Zahlung des Beitrages erfolgt monatlich im Lastschriftverfahren. Bei nicht ausreichender Deckung des Kontos sind die entstehenden Gebühren vom Mitglied zu begleichen. </text:p>
      <text:p text:style-name="P3">(2) Alternativ zu Absatz 1 kann die Bezahlung auch per Dauerauftrag erfolgen. </text:p>
      <text:p text:style-name="P3"/>
      <text:p text:style-name="P5">§4 Aufnahmegebühren</text:p>
      <text:p text:style-name="P3"/>
      <text:p text:style-name="P3">(1) Aufnahmegebühren werden nicht erhoben. </text:p>
      <text:p text:style-name="P3"/>
      <text:p text:style-name="P5">§5 Erstattungen</text:p>
      <text:p text:style-name="P3"/>
      <text:p text:style-name="P3">(1) Eine Erstattung von Mitgliedsbeiträgen findet nicht stat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nux Libertine Display O" fo:font-size="10pt" officeooo:rsid="00160dbd" officeooo:paragraph-rsid="00107dc5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nux Libertine Display O" fo:font-size="10pt" officeooo:paragraph-rsid="00107dc5" style:font-size-asian="10pt" style:font-size-complex="10pt"/>
    </style:style>
    <style:style style:name="MT1" style:family="text">
      <style:text-properties officeooo:rsid="00107dc5"/>
    </style:style>
    <style:style style:name="MT2" style:family="text">
      <style:text-properties officeooo:rsid="00160d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itragsordnung </text:span>OpenLab e.V. </text:p>
      </style:header>
      <style:footer>
        <text:p text:style-name="MP2"><text:span text:style-name="MT2">Seite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2:02:35</meta:creation-date>
    <dc:date>2013-03-26T15:40:21</dc:date>
    <meta:editing-duration>PT23M33S</meta:editing-duration>
    <meta:editing-cycles>7</meta:editing-cycles>
    <meta:generator>LibreOffice/4.0.1.2$Linux_X86_64 LibreOffice_project/400m0$Build-2</meta:generator>
    <meta:document-statistic meta:table-count="0" meta:image-count="0" meta:object-count="0" meta:page-count="1" meta:paragraph-count="17" meta:word-count="156" meta:character-count="1102" meta:non-whitespace-character-count="955"/>
  </office:meta>
</office:document-meta>
</file>